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7542000078FBE9A9F4B3.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845cm" fo:margin-left="1.127cm" fo:margin-right="0.035cm" table:align="margins"/>
    </style:style>
    <style:style style:name="Tabella1.A" style:family="table-column">
      <style:table-column-properties style:column-width="4.209cm" style:rel-column-width="18579*"/>
    </style:style>
    <style:style style:name="Tabella1.B" style:family="table-column">
      <style:table-column-properties style:column-width="5.341cm" style:rel-column-width="23578*"/>
    </style:style>
    <style:style style:name="Tabella1.C" style:family="table-column">
      <style:table-column-properties style:column-width="5.295cm" style:rel-column-width="2337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imes New Roman" fo:font-size="15pt" style:font-size-asian="15pt" style:font-size-complex="15pt"/>
    </style:style>
    <style:style style:name="P2" style:family="paragraph" style:parent-style-name="Standard">
      <style:paragraph-properties fo:margin-left="1.475cm" fo:margin-right="0cm" fo:text-align="center" style:justify-single-word="false" fo:text-indent="0cm"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1.475cm" fo:margin-right="0cm" fo:text-indent="0cm" style:auto-text-indent="false"/>
      <style:text-properties fo:font-size="16pt" style:font-size-asian="16pt" style:font-size-complex="16pt"/>
    </style:style>
    <style:style style:name="P4" style:family="paragraph" style:parent-style-name="Standard">
      <style:paragraph-properties fo:margin-left="1.475cm" fo:margin-right="0cm" fo:text-align="end" style:justify-single-word="false" fo:text-indent="0cm" style:auto-text-indent="false"/>
      <style:text-properties fo:font-size="16pt" style:font-size-asian="16pt" style:font-size-complex="16pt"/>
    </style:style>
    <style:style style:name="P5" style:family="paragraph" style:parent-style-name="Standard">
      <style:paragraph-properties fo:margin-left="1.475cm" fo:margin-right="0cm" fo:text-align="justify" style:justify-single-word="false" fo:text-indent="0cm" style:auto-text-indent="false"/>
      <style:text-properties fo:font-size="15pt" style:font-size-asian="15pt" style:font-size-complex="15pt"/>
    </style:style>
    <style:style style:name="P6" style:family="paragraph" style:parent-style-name="Standard">
      <style:paragraph-properties fo:margin-left="1.475cm" fo:margin-right="0cm" fo:text-indent="0cm" style:auto-text-indent="false"/>
      <style:text-properties style:font-name="Times New Roman" fo:font-size="13pt" style:font-size-asian="13pt" style:font-size-complex="13pt"/>
    </style:style>
    <style:style style:name="P7" style:family="paragraph" style:parent-style-name="Standard">
      <style:paragraph-properties fo:margin-left="1.475cm" fo:margin-right="0cm" fo:text-indent="0cm" style:auto-text-indent="false"/>
      <style:text-properties style:font-name="Times New Roman" fo:font-size="15pt" style:font-size-asian="15pt" style:font-size-complex="15pt"/>
    </style:style>
    <style:style style:name="P8" style:family="paragraph" style:parent-style-name="Standard">
      <style:paragraph-properties fo:margin-left="1.475cm" fo:margin-right="0cm" fo:text-align="justify" style:justify-single-word="false" fo:text-indent="0cm" style:auto-text-indent="false"/>
      <style:text-properties style:font-name="Times New Roman" fo:font-size="15pt" style:font-size-asian="15pt" style:font-size-complex="15pt"/>
    </style:style>
    <style:style style:name="P9" style:family="paragraph" style:parent-style-name="Standard">
      <style:paragraph-properties fo:margin-left="1.475cm" fo:margin-right="0cm" fo:text-align="center" style:justify-single-word="false" fo:text-indent="0cm" style:auto-text-indent="false"/>
      <style:text-properties style:font-name="Times New Roman" fo:font-size="15pt" style:font-size-asian="15pt" style:font-size-complex="15pt"/>
    </style:style>
    <style:style style:name="P10" style:family="paragraph" style:parent-style-name="Standard">
      <style:paragraph-properties fo:margin-left="1.475cm" fo:margin-right="0cm" fo:text-indent="0cm" style:auto-text-indent="false"/>
      <style:text-properties style:font-name="Times New Roman" fo:font-size="14pt" style:font-size-asian="14pt" style:font-size-complex="14pt"/>
    </style:style>
    <style:style style:name="P11" style:family="paragraph" style:parent-style-name="Standard">
      <style:paragraph-properties fo:margin-left="1.475cm" fo:margin-right="0cm" fo:text-align="justify"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12" style:family="paragraph" style:parent-style-name="Standard">
      <style:paragraph-properties fo:margin-left="1.475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margin-left="1.475cm" fo:margin-right="0cm" fo:text-align="center" style:justify-single-word="false" fo:text-indent="0cm" style:auto-text-indent="false"/>
    </style:style>
    <style:style style:name="P14" style:family="paragraph" style:parent-style-name="Standard">
      <style:paragraph-properties fo:margin-left="1.475cm" fo:margin-right="0cm" fo:text-indent="0cm" style:auto-text-indent="false"/>
      <style:text-properties fo:font-size="14pt" style:font-size-asian="14pt" style:font-size-complex="14pt"/>
    </style:style>
    <style:style style:name="P15" style:family="paragraph" style:parent-style-name="Standard">
      <style:paragraph-properties fo:margin-left="1.475cm" fo:margin-right="0cm"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16" style:family="paragraph" style:parent-style-name="Standard">
      <style:paragraph-properties fo:margin-left="1.475cm" fo:margin-right="0cm" fo:text-align="justify"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7" style:family="paragraph" style:parent-style-name="Standard">
      <style:paragraph-properties fo:margin-left="1.475cm" fo:margin-right="0cm" fo:text-align="start" style:justify-single-word="false" fo:text-indent="0cm" style:auto-text-indent="false"/>
    </style:style>
    <style:style style:name="P18" style:family="paragraph" style:parent-style-name="Standard">
      <style:paragraph-properties fo:margin-left="0cm" fo:margin-right="0cm" fo:text-indent="0cm" style:auto-text-indent="false"/>
      <style:text-properties fo:font-size="15pt" style:text-underline-style="none" style:font-size-asian="15pt" style:font-size-complex="15pt"/>
    </style:style>
    <style:style style:name="P19"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1" style:family="paragraph" style:parent-style-name="Standard">
      <style:paragraph-properties fo:margin-left="0cm" fo:margin-right="0cm" fo:text-align="center" style:justify-single-word="false" fo:text-indent="0cm" style:auto-text-indent="false"/>
      <style:text-properties style:font-name="Times New Roman" fo:font-size="15pt" style:font-size-asian="15pt" style:font-size-complex="15pt"/>
    </style:style>
    <style:style style:name="P22" style:family="paragraph" style:parent-style-name="Standard">
      <style:paragraph-properties fo:margin-left="0cm" fo:margin-right="0cm" fo:text-align="center" style:justify-single-word="false" fo:text-indent="0cm" style:auto-text-indent="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23" style:family="paragraph" style:parent-style-name="Standard">
      <style:paragraph-properties fo:margin-left="0cm" fo:margin-right="0cm" fo:text-align="center" style:justify-single-word="false" fo:text-indent="0cm" style:auto-text-indent="false"/>
    </style:style>
    <style:style style:name="P24" style:family="paragraph" style:parent-style-name="Standard">
      <style:paragraph-properties fo:margin-left="0cm" fo:margin-right="0cm" fo:text-align="center" style:justify-single-word="false" fo:text-indent="-0.072cm" style:auto-text-indent="false">
        <style:tab-stops/>
      </style:paragraph-properties>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L2">
      <style:paragraph-properties fo:text-align="justify" style:justify-single-word="false"/>
    </style:style>
    <style:style style:name="P27" style:family="paragraph" style:parent-style-name="Standard" style:list-style-name="L3">
      <style:paragraph-properties fo:text-align="justify" style:justify-single-word="false"/>
      <style:text-properties style:font-name="Times New Roman" fo:font-size="15pt" style:font-size-asian="15pt" style:font-size-complex="15pt"/>
    </style:style>
    <style:style style:name="P28" style:family="paragraph" style:parent-style-name="Standard" style:list-style-name="L4">
      <style:paragraph-properties fo:text-align="justify" style:justify-single-word="false"/>
      <style:text-properties style:font-name="Times New Roman" fo:font-size="15pt" style:font-size-asian="15pt" style:font-size-complex="15pt"/>
    </style:style>
    <style:style style:name="P29" style:family="paragraph" style:parent-style-name="Standard">
      <style:paragraph-properties fo:margin-left="1.475cm" fo:margin-right="0cm" fo:text-align="justify" style:justify-single-word="false" fo:text-indent="0cm" style:auto-text-indent="false"/>
      <style:text-properties style:font-name="Times New Roman" fo:font-size="15pt" style:font-size-asian="15pt" style:font-size-complex="15pt"/>
    </style:style>
    <style:style style:name="P30" style:family="paragraph" style:parent-style-name="Standard">
      <style:paragraph-properties fo:margin-left="1.475cm" fo:margin-right="0cm" fo:text-align="justify" style:justify-single-word="false" fo:text-indent="0cm" style:auto-text-indent="false"/>
      <style:text-properties style:font-name="Times New Roman" fo:font-size="13pt" style:font-size-asian="13pt" style:font-size-complex="13pt"/>
    </style:style>
    <style:style style:name="P31" style:family="paragraph" style:parent-style-name="Standard">
      <style:paragraph-properties fo:margin-left="0cm" fo:margin-right="0cm" fo:text-indent="0cm" style:auto-text-indent="false"/>
      <style:text-properties fo:font-size="16pt" style:font-size-asian="16pt" style:font-size-complex="16pt"/>
    </style:style>
    <style:style style:name="P32"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33"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4" style:family="paragraph" style:parent-style-name="Standard">
      <style:paragraph-properties fo:margin-left="0cm" fo:margin-right="0cm" fo:text-align="center" style:justify-single-word="false" fo:text-indent="0cm" style:auto-text-indent="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sans-serif" fo:letter-spacing="normal" fo:font-style="normal" fo:font-weight="normal"/>
    </style:style>
    <style:style style:name="T6" style:family="text">
      <style:text-properties fo:font-variant="normal" fo:text-transform="none" fo:color="#000000" style:font-name="Times New Roman" fo:font-size="14pt" fo:letter-spacing="normal" fo:font-style="normal" fo:font-weight="normal" style:font-size-asian="14pt" style:font-size-complex="14pt"/>
    </style:style>
    <style:style style:name="T7"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8" style:family="text">
      <style:text-properties fo:font-variant="normal" fo:text-transform="none" fo:color="#000000" style:font-name="Times New Roman" fo:font-size="15pt" fo:letter-spacing="normal" fo:font-style="normal" fo:font-weight="normal" style:font-size-asian="15pt" style:font-size-complex="15pt"/>
    </style:style>
    <style:style style:name="T9" style:family="text">
      <style:text-properties style:font-name="Times New Roman"/>
    </style:style>
    <style:style style:name="T10" style:family="text">
      <style:text-properties style:font-name="Times New Roman" fo:font-size="15pt" style:font-size-asian="15pt" style:font-size-complex="15pt"/>
    </style:style>
    <style:style style:name="T11" style:family="text">
      <style:text-properties style:font-name="Times New Roman" fo:font-size="15pt" fo:font-weight="bold" style:font-size-asian="15pt" style:font-weight-asian="bold" style:font-size-complex="15pt" style:font-weight-complex="bold"/>
    </style:style>
    <style:style style:name="T12" style:family="text">
      <style:text-properties style:font-name="Times New Roman" fo:font-size="15pt" fo:font-weight="normal" style:font-size-asian="15pt" style:font-weight-asian="normal" style:font-size-complex="15pt" style:font-weight-complex="normal"/>
    </style:style>
    <style:style style:name="T13" style:family="text">
      <style:text-properties fo:font-weight="bold" style:font-weight-asian="bold" style:font-weight-complex="bold"/>
    </style:style>
    <style:style style:name="T14" style:family="text">
      <style:text-properties fo:font-size="15pt" style:font-size-asian="15pt" style:font-size-complex="15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style:style>
    <style:style style:name="T18"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7%"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cm" fo:text-indent="-0.635cm" fo:margin-left="7.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25cm" fo:text-indent="-0.635cm" fo:margin-left="7.8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cm" fo:text-indent="-0.635cm" fo:margin-left="8.4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cm" fo:text-indent="-0.635cm" fo:margin-left="7.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25cm" fo:text-indent="-0.635cm" fo:margin-left="7.8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cm" fo:text-indent="-0.635cm" fo:margin-left="8.4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889cm" fo:text-indent="-0.635cm" fo:margin-left="2.8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24cm" fo:text-indent="-0.635cm" fo:margin-left="3.5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9cm" fo:text-indent="-0.635cm" fo:margin-left="4.1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94cm" fo:text-indent="-0.635cm" fo:margin-left="4.7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9cm" fo:text-indent="-0.635cm" fo:margin-left="5.4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64cm" fo:text-indent="-0.635cm" fo:margin-left="6.0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9cm" fo:text-indent="-0.635cm" fo:margin-left="6.6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34cm" fo:text-indent="-0.635cm" fo:margin-left="7.3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9cm" fo:text-indent="-0.635cm" fo:margin-left="7.9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04cm" fo:text-indent="-0.635cm" fo:margin-left="8.60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745cm" fo:text-indent="-0.635cm" fo:margin-left="2.7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cm" fo:text-indent="-0.635cm" fo:margin-left="3.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15cm" fo:text-indent="-0.635cm" fo:margin-left="4.01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cm" fo:text-indent="-0.635cm" fo:margin-left="4.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85cm" fo:text-indent="-0.635cm" fo:margin-left="5.28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cm" fo:text-indent="-0.635cm" fo:margin-left="5.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55cm" fo:text-indent="-0.635cm" fo:margin-left="6.5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cm" fo:text-indent="-0.635cm" fo:margin-left="7.1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25cm" fo:text-indent="-0.635cm" fo:margin-left="7.82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cm" fo:text-indent="-0.635cm" fo:margin-left="8.4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text:tab/><text:tab/><text:tab/> <text:s text:c="2"/></text:p>
      <text:p text:style-name="P2">RELAZIONE DEL PROGETTO DI RETI <text:span text:style-name="T14">“TRASPORTO AFFIDABILE MULTIPERCORSO”</text:span></text:p>
      <text:p text:style-name="P4"><text:s text:c="2"/></text:p>
      <text:p text:style-name="P3"/>
      <text:p text:style-name="P18"><text:span text:style-name="T13"><text:tab/></text:span><text:span text:style-name="T1"> <text:s/></text:span><text:span text:style-name="T2">Partecipanti:</text:span></text:p>
      <text:p text:style-name="P14">Gianmarco Ascenzo <text:s/><text:tab/>0000604925</text:p>
      <text:p text:style-name="P10"><text:span text:style-name="T4">Giovanni Ricucci <text:s text:c="4"/><text:tab/>0000415377</text:span> </text:p>
      <text:p text:style-name="P6"/>
      <text:p text:style-name="P6"/>
      <text:p text:style-name="P19"><text:span text:style-name="T17"><text:tab/> <text:s/></text:span>Introduzione Al Progetto:</text:p>
      <text:p text:style-name="P19"/>
      <text:p text:style-name="P15">L'obbiettivo è la realizzazione di un sistema affidabile che mantenga integri i dati spediti tra due processi (Sender e Reciver) che lavorano su due host differenti, nonostante la perdita di pacchetti da parte del Ritardatore eseguito su un altro host. Il Sender, che lavora come client TCP, si avvia sulla porta 59000. Dall'altra parte il Reciver, che lavora come Server TCP, è in ascolto sulla porta 64000 dal ProxyReciver. </text:p>
      <text:p text:style-name="P15">Abbiamo deciso di implementare le funzioni sul file Includi.h che contiene sia le funzioni per il ProxySender sia quelle del ProxyReciver.</text:p>
      <text:p text:style-name="P30"/>
      <text:p text:style-name="P8"><text:span text:style-name="T2">Dimostrazione grafica del flusso di dati</text:span></text:p>
      <text:p text:style-name="P8"><text:span text:style-name="T2"/></text:p>
      <text:p text:style-name="P32"><draw:frame draw:style-name="fr1" draw:name="immagini1" text:anchor-type="paragraph" svg:width="12.224cm" svg:height="11.852cm" draw:z-index="0"><draw:image xlink:href="Pictures/2000000700007542000078FBE9A9F4B3.svm" xlink:type="simple" xlink:show="embed" xlink:actuate="onLoad"/></draw:frame><text:span text:style-name="T16"/></text:p>
      <text:p text:style-name="P32"><text:soft-page-break/><text:span text:style-name="T16">INFORMAZIONI SUL CONTENUTO </text:span></text:p>
      <text:p text:style-name="P7"/>
      <text:p text:style-name="P17"><text:span text:style-name="T6">Il progetto è costituito dai seguenti file:<text:line-break/><text:tab/></text:span><text:span text:style-name="T7">1.</text:span><text:span text:style-name="T6"> </text:span><text:span text:style-name="T7">Proxysender.c</text:span></text:p>
      <text:p text:style-name="P16"><text:tab/>2. Proxyreciver.c</text:p>
      <text:p text:style-name="P16"><text:tab/>3. Includi.h</text:p>
      <text:p text:style-name="P11"><text:span text:style-name="T3"><text:s/><text:tab/></text:span><text:span text:style-name="T3">4.</text:span><text:span text:style-name="T3"> Makefile</text:span></text:p>
      <text:p text:style-name="P15">L'esecuzione avviene su due host distinti, i comandi sono i seguenti:</text:p>
      <text:p text:style-name="P6">.<text:span text:style-name="T18">/Proxysender <text:s/>(IP Ritardatore)</text:span></text:p>
      <text:p text:style-name="P10">./Proxyreciver (IP Ritardatore)</text:p>
      <text:p text:style-name="P6"/>
      <text:p text:style-name="P20">DESCRIZIONE DELLE FUNZIONALITA'</text:p>
      <text:p text:style-name="P7"/>
      <text:p text:style-name="P31"><text:span text:style-name="T16">Struttura di memorizzazione dei pacchetti:</text:span></text:p>
      <text:list xml:id="list2812498357734653055" text:style-name="L1">
        <text:list-item>
          <text:p text:style-name="P25"><text:span text:style-name="T7">Campo id</text:span><text:span text:style-name="T6"><text:tab/> <text:s text:c="2"/></text:span><text:span text:style-name="T8">→</text:span><text:span text:style-name="T6"> <text:s text:c="3"/>l'indice del pacchetto;</text:span></text:p>
        </text:list-item>
        <text:list-item>
          <text:p text:style-name="P25"><text:span text:style-name="T7">Campo b</text:span><text:span text:style-name="T6"><text:tab/> <text:s text:c="2"/></text:span><text:span text:style-name="T8">→</text:span><text:span text:style-name="T6"> <text:s text:c="3"/>Contenente la lettera B per poter ricevere e<text:tab/><text:tab/><text:tab/><text:tab/> <text:s/>spedire dati attraverso il Ritardatore;</text:span></text:p>
        </text:list-item>
        <text:list-item>
          <text:p text:style-name="P25"><text:span text:style-name="T7">Campo body</text:span><text:span text:style-name="T6"> <text:s/></text:span><text:span text:style-name="T8">→</text:span><text:span text:style-name="T6"> <text:s text:c="2"/>Contenuto del pacchetto;</text:span></text:p>
        </text:list-item>
        <text:list-item>
          <text:p text:style-name="P25"><text:span text:style-name="T7">Campo dim</text:span><text:span text:style-name="T6"> <text:s text:c="3"/></text:span><text:span text:style-name="T8">→</text:span><text:span text:style-name="T6"> <text:s text:c="2"/>Contenente la dimensione del pacchetto.</text:span></text:p>
        </text:list-item>
      </text:list>
      <text:p text:style-name="P20"/>
      <text:p text:style-name="P20">MODULO ProxySender.c:</text:p>
      <text:p text:style-name="P7"/>
      <text:p text:style-name="P5"><text:span text:style-name="T9">Contiene il main() del programma. Si occupa dell'inizializzazione e della configurazione del socket per l'ascolto di eventuali richieste da parte del Client TCP sulla porta nota 59000 e della spedizione dei dati in UDP al Ritardatore. L'implementazione delll' I/0 <text:s/>MULTIPLEXING e della funzione select garantisce il controllo sul <text:s/>socket attraverso uno dei due file descriptor utilizzati per i due tipi di socket (TCP e UDP); attraverso le macro cancello e reimposto i settaggi dei file descriptor nel caso in cui per esempio il Client TCP si disconnettesse, di modo da essere sempre in ascolto sul lato “Server” e poter ricevere altri dati</text:span><text:span text:style-name="T5">.</text:span> <text:span text:style-name="T9">Nel momento in cui si è instaurata la connessione il ProxySender si occupa di immagazzinare all'interno della struttura precedentemente illustrata il contenuto spedito dal Client TCP e di spedire subito dopo tramite udp al Ritardatore sulle tre porte note.Per assicurare l'integrità del flusso spedito dal Client TCP, il ProxySender si occuperà di ricevere indietro (dal ProxyReciver) i pacchetti spediti, rimuovendoli dalla lista e rispedendo i restanti alla scadenza di un TimeOut, anche se il Client TCP si dovesse disconnettere e se avvenisse un'altra connessione da parte di un altro Client, fin quando la lista non risulta vuota e i dati spediti correttamente al ProxyReciver.</text:span></text:p>
      <text:p text:style-name="P8"><text:soft-page-break/></text:p>
      <text:p text:style-name="P7"/>
      <text:p text:style-name="P20">MODULO ProxyReciver.c:</text:p>
      <text:p text:style-name="P7"/>
      <text:p text:style-name="P8">Anch'esso contiene il main() del programma, ma si occupa di ricevere dal Ritardatore i dati UDP spediti da ProxySender. Al momento della ricezione si occupa di spedire l'id del pacchetto indietro al Ritardatore su una delle tre porte note e di contrassegnarlo (modificando il tipo 'B') come già spedito (dato che eliminarli mi comporterebbe la perdita dei dati da spedire al Server TCP in ascolto). Successivamente vi è l' utilizzo <text:s/>di un contatore che effettua una ricerca ordinata dei pacchetti ricevuti, passando il puntatore risultante alla funzione “inviatcp”, che si occupa di spedire i dati al Server. Inoltre per evitare doppie scritture al Server anche questi pacchetti vengono contrassegnati come spediti. Viene gestita anche la dimensione del pacchetto spedito al Server attraverso il campo dim della struttura cosicchè la dimensione del pacchetto spedito sia uguale a quello ricevuto. Anche questo modulo implementa <text:s/>l'I/0 MULTIPLEXING attraverso la funzione select per potersi mettere in ascolto quando il ritardatore ha dati da spedire.</text:p>
      <text:p text:style-name="P20">MODULO includi.h:</text:p>
      <text:p text:style-name="P20"/>
      <text:p text:style-name="P7"/>
      <text:p text:style-name="P8">Contiene le funzioni usate:</text:p>
      <text:list xml:id="list4289436176225568770" text:style-name="L2">
        <text:list-item>
          <text:p text:style-name="P26"><text:span text:style-name="T11">la funzione di inizializzazione:</text:span><text:span text:style-name="T10"> attraverso un intero passato, inizializza o un socket tcp o uno udp facendo la bind su una porta determinata;</text:span></text:p>
        </text:list-item>
        <text:list-item>
          <text:p text:style-name="P26"><text:span text:style-name="T11">la funzione di ascolto</text:span><text:span text:style-name="T10"> sul socket tcp con successiva accept;</text:span></text:p>
        </text:list-item>
        <text:list-item>
          <text:p text:style-name="P26"><text:span text:style-name="T11">la funzione di ricezione</text:span><text:span text:style-name="T10"> di dati dal client tcp,che dopo aver ricevuto i dati,li inserisce all'interno del body del pacchetto incrementando l'id per ognuno di questi e spedendo i pacchetti appena creati in udp al ritardatore.</text:span></text:p>
        </text:list-item>
        <text:list-item>
          <text:p text:style-name="P26"><text:span text:style-name="T11">la funzione di eliminazione</text:span><text:span text:style-name="T10"> del pacchetto che prendendo in input il buffer dei dati udp ricevuti e la lista effettua una ricerca dei pacchetti, se trova una corrispondenza fa l'eliminazione del pacchetto e restituisce la lista modificata.</text:span></text:p>
        </text:list-item>
        <text:list-item>
          <text:p text:style-name="P26"><text:span text:style-name="T11">la funzione di ordinamento</text:span><text:span text:style-name="T10"> è da parte del proxyreciver. Predendo in input l'elemento sentinella della lista fa una ricerca ordinata di pacchetti passando il puntatore alla spedizione dei dati al server tcp.</text:span></text:p>
        </text:list-item>
        <text:list-item>
          <text:p text:style-name="P26"><text:span text:style-name="T11">la funzione della scrittura: </text:span><text:span text:style-name="T12">S</text:span><text:span text:style-name="T10">pedisce i pacchetti in modo ordinato al server tcp contrassegnando quelli già spediti.</text:span></text:p>
        </text:list-item>
      </text:list>
      <text:p text:style-name="P1"><text:soft-page-break/></text:p>
      <text:p text:style-name="P1"/>
      <text:p text:style-name="P12">Tecniche di Progettazione: </text:p>
      <text:p text:style-name="P12"/>
      <text:p text:style-name="P8">L’elaborato è stato compilato con questi parametri: </text:p>
      <text:p text:style-name="P8"><text:span text:style-name="T15">-ansi -Wall -Wunused -pedantic</text:span></text:p>
      <text:p text:style-name="P9"/>
      <text:p text:style-name="P8">Il progetto è <text:s/>bastato sull I/O MULTIPLEXING, utilizzando tecniche di progettazione basate su I/O sincrono . In particolare:</text:p>
      <text:p text:style-name="P8"/>
      <text:list xml:id="list8206320126242951665" text:style-name="L3">
        <text:list-item>
          <text:p text:style-name="P27">Sono stati usati i socket unix anonimi , cioè creati con il comando socket (AF_INET, , ); </text:p>
        </text:list-item>
        <text:list-item>
          <text:p text:style-name="P27">Non sono state utilizzate tecniche di compressione dei dati. </text:p>
        </text:list-item>
        <text:list-item>
          <text:p text:style-name="P27">Non sono stati utilizzati pthread per evitare sovraccarico della CPU.</text:p>
        </text:list-item>
        <text:list-item>
          <text:p text:style-name="P27">Non sono state utilizzate tecniche di progettazione asincrone,ma implementata la funzione select per l'attesa di I/O</text:p>
        </text:list-item>
      </text:list>
      <text:p text:style-name="P20"/>
      <text:p text:style-name="P20"/>
      <text:p text:style-name="P20"/>
      <text:p text:style-name="P20"/>
      <text:p text:style-name="P20">Demo:</text:p>
      <text:p text:style-name="P20"/>
      <text:p text:style-name="P8">I due ProxySender e ProxyReciver sono stati provati tra due macchine (o anche in locale) collegate alla rete. E' stato testato il metodo di spedizione (file/testo) con netcat. I due moduli si metteranno rispettivamente in ascolto da lato server/client tcp/udp con le rispettive chiamate:</text:p>
      <text:p text:style-name="P8"/>
      <text:list xml:id="list3788335601781556736" text:style-name="L4">
        <text:list-item>
          <text:p text:style-name="P28">./Proxysender <text:s/>127.0.0.1 → Indirizzo IP Ritardatore;</text:p>
        </text:list-item>
      </text:list>
      <text:p text:style-name="P8"/>
      <text:list xml:id="list40188008" text:continue-numbering="true" text:style-name="L4">
        <text:list-item>
          <text:p text:style-name="P28">netcat 127.0.0.1 59000 <text:s/>→ Client tcp indirizzo locale e porta <text:tab/><text:tab/><text:tab/><text:tab/> <text:s text:c="6"/>nota;</text:p>
        </text:list-item>
      </text:list>
      <text:p text:style-name="P8"/>
      <text:list xml:id="list40191744" text:continue-numbering="true" text:style-name="L4">
        <text:list-item>
          <text:p text:style-name="P28">netcat -l 127.0.0.1 64000 → Server tcp indirizzo locale e porta <text:tab/><text:tab/><text:tab/><text:tab/> <text:s text:c="6"/>nota;</text:p>
        </text:list-item>
      </text:list>
      <text:p text:style-name="P8"/>
      <text:list xml:id="list40197728" text:continue-numbering="true" text:style-name="L4">
        <text:list-item>
          <text:p text:style-name="P28">./Proxyreciver 127.0.0.1 <text:s/>→ Indirizzo IP Ritardatore.</text:p>
        </text:list-item>
      </text:list>
      <text:p text:style-name="P1"/>
      <text:p text:style-name="P1"><text:soft-page-break/></text:p>
      <text:p text:style-name="P23"><text:s text:c="13"/></text:p>
      <text:p text:style-name="P23"/>
      <text:p text:style-name="P23"><text:s text:c="2"/><text:span text:style-name="T2">Test Effettuati:</text:span></text:p>
      <text:p text:style-name="P8"/>
      <text:p text:style-name="P8">Sono state testate le performance del programma,attraverso l'applicazione iperf,che si mette in ascolto come server TCP,qui di seguito i dati restituiti:</text:p>
      <text:p text:style-name="P8"/>
      <text:p text:style-name="P8"><text:s text:c="27"/></text:p>
      <text:p text:style-name="P8"><text:s text:c="27"/></text:p>
      <text:p text:style-name="P8"><text:s text:c="5"/></text:p>
      <table:table table:name="Tabella1" table:style-name="Tabella1">
        <table:table-column table:style-name="Tabella1.A"/>
        <table:table-column table:style-name="Tabella1.B"/>
        <table:table-column table:style-name="Tabella1.C"/>
        <table:table-row>
          <table:table-cell table:style-name="Tabella1.A1" office:value-type="string">
            <text:p text:style-name="P22">Interval </text:p>
          </table:table-cell>
          <table:table-cell table:style-name="Tabella1.A1" office:value-type="string">
            <text:p text:style-name="P24">Transfer</text:p>
          </table:table-cell>
          <table:table-cell table:style-name="Tabella1.C1" office:value-type="string">
            <text:p text:style-name="P24">Bandwidth</text:p>
          </table:table-cell>
        </table:table-row>
        <table:table-row>
          <table:table-cell table:style-name="Tabella1.A2" office:value-type="string">
            <text:p text:style-name="P21">0.0 – <text:s/>9.7sec</text:p>
          </table:table-cell>
          <table:table-cell table:style-name="Tabella1.A2" office:value-type="string">
            <text:p text:style-name="P21">4.31MBytes </text:p>
          </table:table-cell>
          <table:table-cell table:style-name="Tabella1.C2" office:value-type="string">
            <text:p text:style-name="P21">3.73Mbits/sec</text:p>
          </table:table-cell>
        </table:table-row>
        <table:table-row>
          <table:table-cell table:style-name="Tabella1.A2" office:value-type="string">
            <text:p text:style-name="P21"><text:s text:c="2"/>0.0 – 13.2sec </text:p>
          </table:table-cell>
          <table:table-cell table:style-name="Tabella1.A2" office:value-type="string">
            <text:p text:style-name="P21">9.10MBytes</text:p>
          </table:table-cell>
          <table:table-cell table:style-name="Tabella1.C2" office:value-type="string">
            <text:p text:style-name="P21"><text:s text:c="4"/>5.77Mbits/sec <text:s text:c="3"/></text:p>
          </table:table-cell>
        </table:table-row>
        <table:table-row>
          <table:table-cell table:style-name="Tabella1.A2" office:value-type="string">
            <text:p text:style-name="P21"><text:s text:c="4"/>0.0 – 15.1sec <text:s text:c="2"/></text:p>
          </table:table-cell>
          <table:table-cell table:style-name="Tabella1.A2" office:value-type="string">
            <text:p text:style-name="P21">14.0Mbytes</text:p>
          </table:table-cell>
          <table:table-cell table:style-name="Tabella1.C2" office:value-type="string">
            <text:p text:style-name="P21">7.52Mbits/sec</text:p>
          </table:table-cell>
        </table:table-row>
      </table:table>
      <text:p text:style-name="P8"><text:s text:c="21"/></text:p>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9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21:50:14.44</meta:creation-date>
    <dc:date>2013-02-15T20:03:58.16</dc:date>
    <meta:editing-duration>PT6H44M47S</meta:editing-duration>
    <meta:editing-cycles>25</meta:editing-cycles>
    <meta:generator>OpenOffice.org/3.4.1$Win32 OpenOffice.org_project/341m1$Build-9593</meta:generator>
    <meta:document-statistic meta:table-count="1" meta:image-count="1" meta:object-count="0" meta:page-count="5" meta:paragraph-count="69" meta:word-count="947" meta:character-count="6379"/>
  </office:meta>
</office:document-meta>
</file>